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oMapConverter.convertKey( Object sourceKey , TypeDescriptor sourceType , @ Nullable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ToMapConverter.convert( @ Nullable Object source , TypeDescriptor sourceType , TypeDescriptor target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pToMapConverter.canConvertKey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Entry.MapEntry( @ Nullable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ToMapConverter.matches( TypeDescriptor source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Map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MapConverter.MapToMap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MapConverter.canConvertValue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Entry.addToMap( Map &lt; Object , Object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MapConverter.convertValue( Object sourceValue , TypeDescriptor sourceType , @ Nullable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